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A00000908CB4A723D6C80B7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519cm" svg:height="22.872cm" draw:z-index="0"><draw:image xlink:href="Pictures/100000000000082A00000908CB4A723D6C80B7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4:24.213050876</dc:date>
    <meta:editing-duration>PT25S</meta:editing-duration>
    <meta:editing-cycles>4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